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Hello, I am Alex. My pronouns are they/them. After unfortunate recent events, I have picked up maintenance of this guide in order to continue the project AnonyPla started. It’s unclear as of right now whether AnonyPla will be back, so I’m trying to continue her project while staying as true to her intentions as I can.</text:p>
      <text:p text:style-name="Text_20_body">I cannot guarantee I’ll do everything right, or how she would have done it, but I’m trying my best.</text:p>
      <text:h text:style-name="Heading_20_2" text:outline-level="2"><text:bookmark-start text:name="her-original-about-page-can-be-found-here"/>Her original about page can be found here:<text:bookmark-end text:name="her-original-about-page-can-be-found-here"/></text:h>
      <text:p text:style-name="First_20_paragraph">Hello,</text:p>
      <text:p text:style-name="Text_20_body">I’m just a simple anonymity and privacy activist. Pota…Sorry…This project is my passion.</text:p>
      <text:p text:style-name="Text_20_body">I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This might surprise you but I’m a woman. We exist in tech. - I am not rich. - I enjoy good memes, movies, series, and books (and I’m sure some of you will spot some of the many references to those in my project). - I am probably not where you think I might be. - I am probably not who you think I might be? - I cannot confirm nor deny anything I wrote here is true.</text:p>
      <text:p text:style-name="Text_20_body">Please share this project if you enjoy it and think it might be useful to others.</text:p>
      <text:p text:style-name="Text_20_body">Follow or contact me on: - Twitter: <text:a xlink:type="simple" xlink:href="https://twitter.com/AnonyPla" office:name=""><text:span text:style-name="Definition">https://twitter.com/AnonyPla</text:span></text:a> - Mastodon: <text:a xlink:type="simple" xlink:href="https://mastodon.social/@anonypla" office:name=""><text:span text:style-name="Definition">https://mastodon.social/@anonypla</text:span></text:a> - Element/Matrix.org: <text:span text:style-name="Source_Text">@anonypla:tchncs.de</text:span> <text:span text:style-name="T1">(</text:span><text:span text:style-name="T1">@anonypla:matrix.org</text:span><text:span text:style-name="T1"> and </text:span><text:span text:style-name="T1">@anonypla:envs.net</text:span><text:span text:style-name="T1"> are currently out of order)</text:span> - Reddit: <text:a xlink:type="simple" xlink:href="https://old.reddit.com/message/compose/?to=AnonyPla" office:name=""><text:span text:style-name="Definition">https://old.reddit.com/message/compose/?to=AnonyPla</text:span></text:a> - E-Mail: <text:a xlink:type="simple" xlink:href="mailto:contact@anonymousplanet.org" office:name=""><text:span text:style-name="Definition">contact@anonymousplanet.org</text:span></text:a></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Discord (bridged with Matrix): <text:a xlink:type="simple" xlink:href="https://discord.gg/V8dmd9y7mt" office:name=""><text:span text:style-name="Definition">https://discord.gg/V8dmd9y7mt</text:span></text:a> - Github Discussions: <text:a xlink:type="simple" xlink:href="https://github.com/AnonymousPlanet/thgtoa/discussions" office:name=""><text:span text:style-name="Definition">https://github.com/Anonymous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01T10:15:47Z</meta:creation-date>
    <dc:date>2022-04-01T10:15:47Z</dc:date>
  </office:meta>
</office:document-meta>
</file>